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626262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/>
    </style:style>
    <style:style style:name="T1" style:family="text">
      <style:text-properties fo:color="#dd2867" fo:font-weight="bold" style:font-weight-asian="bold" style:font-weight-complex="bold"/>
    </style:style>
    <style:style style:name="T2" style:family="text">
      <style:text-properties fo:color="#dd2867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d9e8f7"/>
    </style:style>
    <style:style style:name="T4" style:family="text">
      <style:text-properties fo:color="#d9e8f7" style:text-underline-style="solid" style:text-underline-width="auto" style:text-underline-color="font-color"/>
    </style:style>
    <style:style style:name="T5" style:family="text">
      <style:text-properties fo:color="#e6e6fa"/>
    </style:style>
    <style:style style:name="T6" style:family="text">
      <style:text-properties fo:color="#1290c3" fo:font-weight="bold" style:font-weight-asian="bold" style:font-weight-complex="bold"/>
    </style:style>
    <style:style style:name="T7" style:family="text">
      <style:text-properties fo:color="#f9faf4"/>
    </style:style>
    <style:style style:name="T8" style:family="text">
      <style:text-properties fo:color="#f9faf4" style:text-underline-style="solid" style:text-underline-width="auto" style:text-underline-color="font-color"/>
    </style:style>
    <style:style style:name="T9" style:family="text">
      <style:text-properties fo:color="#66e1f8"/>
    </style:style>
    <style:style style:name="T10" style:family="text">
      <style:text-properties fo:color="#3eabe6" fo:font-weight="bold" style:font-weight-asian="bold" style:font-weight-complex="bold"/>
    </style:style>
    <style:style style:name="T11" style:family="text">
      <style:text-properties fo:color="#1eb540" fo:font-weight="bold" style:font-weight-asian="bold" style:font-weight-complex="bold"/>
    </style:style>
    <style:style style:name="T12" style:family="text">
      <style:text-properties fo:color="#1eb540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79abff"/>
    </style:style>
    <style:style style:name="T14" style:family="text">
      <style:text-properties fo:color="#79abff" style:text-underline-style="solid" style:text-underline-width="auto" style:text-underline-color="font-color"/>
    </style:style>
    <style:style style:name="T15" style:family="text">
      <style:text-properties fo:color="#a7ec21"/>
    </style:style>
    <style:style style:name="T16" style:family="text">
      <style:text-properties fo:color="#17c6a3"/>
    </style:style>
    <style:style style:name="T17" style:family="text">
      <style:text-properties fo:color="#626262"/>
    </style:style>
    <style:style style:name="T18" style:family="text">
      <style:text-properties fo:color="#626262" style:text-underline-style="solid" style:text-underline-width="auto" style:text-underline-color="font-color"/>
    </style:style>
    <style:style style:name="T19" style:family="text">
      <style:text-properties fo:color="#6897bb"/>
    </style:style>
    <style:style style:name="T20" style:family="text">
      <style:text-properties fo:color="#8ddaf8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96ec3f" fo:font-style="italic" style:font-style-asian="italic" style:font-style-complex="italic"/>
    </style:style>
    <style:style style:name="T22" style:family="text">
      <style:text-properties fo:color="#ed7f48" fo:font-weight="bold" style:font-weight-asian="bold" style:font-weight-complex="bold"/>
    </style:style>
    <style:style style:name="T23" style:family="text">
      <style:text-properties fo:color="#ffbf26"/>
    </style:style>
    <style:style style:name="T24" style:family="text">
      <style:text-properties fo:color="#80f6a7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7">package</text:span> assignment4;</text:p>
      <text:p text:style-name="P3"/>
      <text:p text:style-name="P3"><text:span text:style-name="T27">import</text:span> java.io.File;</text:p>
      <text:p text:style-name="P3"><text:span text:style-name="T27">import</text:span> java.io.FileNotFoundException;</text:p>
      <text:p text:style-name="P3"><text:span text:style-name="T27">import</text:span> java.io.IOException;</text:p>
      <text:p text:style-name="P3"><text:span text:style-name="T27">import</text:span> java.io.PrintWriter;</text:p>
      <text:p text:style-name="P3"><text:span text:style-name="T27">import</text:span> java.io.Writer;</text:p>
      <text:p text:style-name="P3"><text:span text:style-name="T27">import</text:span> java.util.Arrays;</text:p>
      <text:p text:style-name="P3"><text:span text:style-name="T27">import</text:span> java.util.Scanner;</text:p>
      <text:p text:style-name="P3"><text:span text:style-name="T27">import</text:span> java.util.regex.Pattern;</text:p>
      <text:p text:style-name="P3"/>
      <text:p text:style-name="P3"><text:span text:style-name="T27">public</text:span> <text:span text:style-name="T27">class</text:span> <text:span text:style-name="T27">WarshallFloydMonteVerde</text:span> {</text:p>
      <text:p text:style-name="P3"/>
      <text:p text:style-name="P3"><text:tab/><text:span text:style-name="T27">Scanner</text:span> scan;</text:p>
      <text:p text:style-name="P3"><text:tab/><text:span text:style-name="T27">File</text:span> outFileName;</text:p>
      <text:p text:style-name="P3"><text:tab/><text:span text:style-name="T27">Writer</text:span> writer;</text:p>
      <text:p text:style-name="P3"><text:tab/><text:span text:style-name="T27">StringBuffer</text:span> matrixSB, pathSB;</text:p>
      <text:p text:style-name="P3"><text:tab/><text:span text:style-name="T27">int</text:span> numVals, vert1, vert2, weight;</text:p>
      <text:p text:style-name="P3"><text:tab/><text:span text:style-name="T27">int</text:span>[][] matrix, finalMatrix, predMatrix, finalPredMatrix;</text:p>
      <text:p text:style-name="P3"/>
      <text:p text:style-name="P3"><text:tab/><text:span text:style-name="T27">public</text:span> <text:span text:style-name="T27">WarshallFloydMonteVerde</text:span>(<text:span text:style-name="T27">File</text:span> inFile) <text:span text:style-name="T27">throws</text:span> <text:span text:style-name="T27">Exception</text:span> {</text:p>
      <text:p text:style-name="P3"><text:tab/><text:tab/>makeOutFile("warshallfloydoutput.txt");</text:p>
      <text:p text:style-name="P3"><text:tab/><text:tab/>shortestPath(inFile);</text:p>
      <text:p text:style-name="P3"/>
      <text:p text:style-name="P3"><text:tab/>}</text:p>
      <text:p text:style-name="P3"/>
      <text:p text:style-name="P3"><text:tab/><text:span text:style-name="T27">public</text:span> <text:span text:style-name="T27">static</text:span> <text:span text:style-name="T27">void</text:span> <text:span text:style-name="T27">main</text:span>(<text:span text:style-name="T27">String</text:span> args[]) {</text:p>
      <text:p text:style-name="P3"/>
      <text:p text:style-name="P3"><text:tab/><text:tab/><text:span text:style-name="T27">try</text:span> {</text:p>
      <text:p text:style-name="P3"><text:tab/><text:tab/><text:tab/><text:span text:style-name="T27">if</text:span> (args.length &gt; 0) {</text:p>
      <text:p text:style-name="P3"><text:tab/><text:tab/><text:tab/><text:tab/><text:span text:style-name="T27">System</text:span>.<text:span text:style-name="T28">out</text:span>.println("Processing file\n");</text:p>
      <text:p text:style-name="P3"><text:tab/><text:tab/><text:tab/><text:tab/><text:span text:style-name="T27">new</text:span> WarshallFloydMonteVerde(<text:span text:style-name="T27">new</text:span> File(args[0]));</text:p>
      <text:p text:style-name="P3"/>
      <text:p text:style-name="P3"><text:tab/><text:tab/><text:tab/>} <text:span text:style-name="T27">else</text:span> {</text:p>
      <text:p text:style-name="P3"><text:tab/><text:tab/><text:tab/><text:tab/><text:span text:style-name="T27">System</text:span>.<text:span text:style-name="T28">out</text:span>.println("No file enteredddd.");</text:p>
      <text:p text:style-name="P3"><text:tab/><text:tab/><text:tab/><text:tab/><text:span text:style-name="T27">System</text:span>.<text:span text:style-name="T29">exit</text:span>(1);</text:p>
      <text:p text:style-name="P3"><text:tab/><text:tab/><text:tab/>}</text:p>
      <text:p text:style-name="P3"/>
      <text:p text:style-name="P3"><text:tab/><text:tab/>} <text:span text:style-name="T27">catch</text:span> (<text:span text:style-name="T27">Exception</text:span> <text:span text:style-name="T27">e</text:span>) {</text:p>
      <text:p text:style-name="P3"><text:tab/><text:tab/><text:tab/><text:span text:style-name="T27">System</text:span>.<text:span text:style-name="T28">out</text:span>.println("Fail " + e);</text:p>
      <text:p text:style-name="P3"><text:tab/><text:tab/><text:tab/>e.printStackTrace();</text:p>
      <text:p text:style-name="P3"/>
      <text:p text:style-name="P3"><text:tab/><text:tab/><text:tab/><text:span text:style-name="T27">System</text:span>.<text:span text:style-name="T29">exit</text:span>(1);</text:p>
      <text:p text:style-name="P3"><text:tab/><text:tab/>}</text:p>
      <text:p text:style-name="P3"/>
      <text:p text:style-name="P3"><text:tab/>}</text:p>
      <text:p text:style-name="P3"/>
      <text:p text:style-name="P3"><text:tab/><text:span text:style-name="T27">private</text:span> <text:span text:style-name="T27">void</text:span> <text:span text:style-name="T27">constructWDAMatrix</text:span>(<text:span text:style-name="T27">File</text:span> inFile) <text:span text:style-name="T27">throws</text:span> <text:span text:style-name="T27">Exception</text:span> {</text:p>
      <text:p text:style-name="P3"><text:tab/><text:tab/><text:span text:style-name="T27">try</text:span> {</text:p>
      <text:p text:style-name="P3"><text:tab/><text:tab/><text:tab/>scan = <text:span text:style-name="T27">new</text:span> Scanner(inFile);</text:p>
      <text:p text:style-name="P3"><text:tab/><text:tab/>} <text:span text:style-name="T27">catch</text:span> (<text:span text:style-name="T27">Exception</text:span> <text:span text:style-name="T27">e</text:span>) {</text:p>
      <text:p text:style-name="P3"><text:tab/><text:tab/><text:tab/><text:span text:style-name="T27">System</text:span>.<text:span text:style-name="T28">out</text:span>.println("Failed because" + e);</text:p>
      <text:p text:style-name="P3"><text:tab/><text:tab/><text:tab/><text:span text:style-name="T27">System</text:span>.<text:span text:style-name="T29">exit</text:span>(1);</text:p>
      <text:p text:style-name="P3"><text:tab/><text:tab/>}</text:p>
      <text:p text:style-name="P3"/>
      <text:p text:style-name="P3"><text:tab/><text:tab/>// get to end of c's in file and begin reading <text:span text:style-name="T25">ints</text:span></text:p>
      <text:p text:style-name="P3"/>
      <text:p text:style-name="P3"><text:tab/><text:tab/><text:span text:style-name="T27">Pattern</text:span> <text:span text:style-name="T27">pattern</text:span> = <text:span text:style-name="T27">Pattern</text:span>.<text:span text:style-name="T29">compile</text:span>("c");</text:p>
      <text:p text:style-name="P3"><text:soft-page-break/><text:tab/><text:tab/><text:span text:style-name="T27">while</text:span> (scan.findInLine(pattern) != <text:span text:style-name="T27">null</text:span>)</text:p>
      <text:p text:style-name="P3"><text:tab/><text:tab/><text:tab/>scan.nextLine();</text:p>
      <text:p text:style-name="P3"/>
      <text:p text:style-name="P3"><text:tab/><text:tab/>numVals = <text:span text:style-name="T27">Integer</text:span>.<text:span text:style-name="T29">parseInt</text:span>(scan.next());</text:p>
      <text:p text:style-name="P3"/>
      <text:p text:style-name="P3"><text:tab/><text:tab/>matrix = <text:span text:style-name="T27">new</text:span> <text:span text:style-name="T27">int</text:span>[numVals + 1][numVals + 1];</text:p>
      <text:p text:style-name="P3"><text:tab/><text:tab/>predMatrix = <text:span text:style-name="T27">new</text:span> <text:span text:style-name="T27">int</text:span>[numVals + 1][numVals + 1];</text:p>
      <text:p text:style-name="P3"/>
      <text:p text:style-name="P3"><text:tab/><text:tab/><text:span text:style-name="T27">for</text:span> (<text:span text:style-name="T27">int</text:span> <text:span text:style-name="T27">i</text:span> = 1; i &lt;= numVals; i++) {</text:p>
      <text:p text:style-name="P3"><text:tab/><text:tab/><text:tab/>matrix[i][i] = 0;</text:p>
      <text:p text:style-name="P3"><text:tab/><text:tab/><text:tab/><text:span text:style-name="T27">for</text:span> (<text:span text:style-name="T27">int</text:span> <text:span text:style-name="T27">j</text:span> = 1; j &lt;= numVals; j++) {</text:p>
      <text:p text:style-name="P3"><text:tab/><text:tab/><text:tab/><text:tab/><text:span text:style-name="T27">if</text:span> (i != j)</text:p>
      <text:p text:style-name="P3"><text:tab/><text:tab/><text:tab/><text:tab/><text:tab/>matrix[i][j] = <text:span text:style-name="T27">Integer</text:span>.<text:span text:style-name="T28">MAX_VALUE</text:span>;</text:p>
      <text:p text:style-name="P3"/>
      <text:p text:style-name="P3"><text:tab/><text:tab/><text:tab/>}</text:p>
      <text:p text:style-name="P3"><text:tab/><text:tab/>}</text:p>
      <text:p text:style-name="P3"/>
      <text:p text:style-name="P3"><text:tab/><text:tab/><text:span text:style-name="T27">while</text:span> (scan.hasNextLine()) {</text:p>
      <text:p text:style-name="P3"><text:tab/><text:tab/><text:tab/>vert1 = <text:span text:style-name="T27">Integer</text:span>.<text:span text:style-name="T29">parseInt</text:span>(scan.next());</text:p>
      <text:p text:style-name="P3"><text:tab/><text:tab/><text:tab/>vert2 = <text:span text:style-name="T27">Integer</text:span>.<text:span text:style-name="T29">parseInt</text:span>(scan.next());</text:p>
      <text:p text:style-name="P3"><text:tab/><text:tab/><text:tab/>weight = <text:span text:style-name="T27">Integer</text:span>.<text:span text:style-name="T29">parseInt</text:span>(scan.next());</text:p>
      <text:p text:style-name="P3"/>
      <text:p text:style-name="P3"><text:tab/><text:tab/><text:tab/>matrix[vert1][vert2] = weight;</text:p>
      <text:p text:style-name="P3"><text:tab/><text:tab/><text:tab/>predMatrix[vert1][vert2] = vert1;</text:p>
      <text:p text:style-name="P3"/>
      <text:p text:style-name="P3"><text:tab/><text:tab/>}</text:p>
      <text:p text:style-name="P3"/>
      <text:p text:style-name="P3"><text:tab/><text:tab/>write("Print initial matrix" + <text:span text:style-name="T27">System</text:span>.<text:span text:style-name="T29">lineSeparator</text:span>());</text:p>
      <text:p text:style-name="P3"><text:tab/><text:tab/>write(printMatrix(matrix) + <text:span text:style-name="T27">System</text:span>.<text:span text:style-name="T29">lineSeparator</text:span>());</text:p>
      <text:p text:style-name="P3"/>
      <text:p text:style-name="P3"><text:tab/><text:tab/>write("Print initial predecessor matrix" + <text:span text:style-name="T27">System</text:span>.<text:span text:style-name="T29">lineSeparator</text:span>());</text:p>
      <text:p text:style-name="P3"><text:tab/><text:tab/>write(printMatrix(predMatrix) + <text:span text:style-name="T27">System</text:span>.<text:span text:style-name="T29">lineSeparator</text:span>());</text:p>
      <text:p text:style-name="P3"/>
      <text:p text:style-name="P3"><text:tab/>}</text:p>
      <text:p text:style-name="P3"/>
      <text:p text:style-name="P3"><text:tab/><text:span text:style-name="T27">private</text:span> <text:span text:style-name="T27">int</text:span>[][] <text:span text:style-name="T27">shortestPath</text:span>(<text:span text:style-name="T27">File</text:span> inputFile) <text:span text:style-name="T27">throws</text:span> <text:span text:style-name="T27">Exception</text:span> {</text:p>
      <text:p text:style-name="P3"/>
      <text:p text:style-name="P3"><text:tab/><text:tab/>constructWDAMatrix(inputFile);</text:p>
      <text:p text:style-name="P3"/>
      <text:p text:style-name="P3"><text:tab/><text:tab/>finalMatrix = matrix;</text:p>
      <text:p text:style-name="P3"><text:tab/><text:tab/>finalPredMatrix = predMatrix;</text:p>
      <text:p text:style-name="P3"/>
      <text:p text:style-name="P3"><text:tab/><text:tab/>// Step 2: for k = 1..n do {</text:p>
      <text:p text:style-name="P3"><text:tab/><text:tab/><text:span text:style-name="T27">for</text:span> (<text:span text:style-name="T27">int</text:span> <text:span text:style-name="T27">k</text:span> = 1; k &lt;= numVals; k++) {</text:p>
      <text:p text:style-name="P3"><text:tab/><text:tab/><text:tab/>// Step 2.1: for i = 1..n do</text:p>
      <text:p text:style-name="P3"><text:tab/><text:tab/><text:tab/><text:span text:style-name="T27">for</text:span> (<text:span text:style-name="T27">int</text:span> <text:span text:style-name="T27">i</text:span> = 1; i &lt;= numVals; i++) {</text:p>
      <text:p text:style-name="P3"><text:tab/><text:tab/><text:tab/><text:tab/>// Step 2.2: for j = 1..n do</text:p>
      <text:p text:style-name="P3"><text:tab/><text:tab/><text:tab/><text:tab/><text:span text:style-name="T27">for</text:span> (<text:span text:style-name="T27">int</text:span> <text:span text:style-name="T27">j</text:span> = 1; j &lt;= numVals; j++) {</text:p>
      <text:p text:style-name="P3"><text:tab/><text:tab/><text:tab/><text:tab/><text:tab/><text:span text:style-name="T27">if</text:span> ((matrix[i][k] != <text:span text:style-name="T27">Integer</text:span>.<text:span text:style-name="T28">MAX_VALUE</text:span>) &amp;&amp; (matrix[k][j] != <text:span text:style-name="T27">Integer</text:span>.<text:span text:style-name="T28">MAX_VALUE</text:span>)) {</text:p>
      <text:p text:style-name="P3"><text:tab/><text:tab/><text:tab/><text:tab/><text:tab/><text:tab/><text:span text:style-name="T27">if</text:span> ((matrix[i][k] + matrix[k][j]) &lt; matrix[i][j]) {</text:p>
      <text:p text:style-name="P3"><text:tab/><text:tab/><text:tab/><text:tab/><text:tab/><text:tab/><text:tab/>matrix[i][j] = (matrix[i][k] + matrix[k][j]);</text:p>
      <text:p text:style-name="P3"><text:tab/><text:tab/><text:tab/><text:tab/><text:tab/><text:tab/><text:tab/>predMatrix[i][j] = k;</text:p>
      <text:p text:style-name="P3"/>
      <text:p text:style-name="P3"><text:tab/><text:tab/><text:tab/><text:tab/><text:tab/><text:tab/>}</text:p>
      <text:p text:style-name="P3"><text:tab/><text:tab/><text:tab/><text:tab/><text:tab/>}</text:p>
      <text:p text:style-name="P3"><text:tab/><text:tab/><text:tab/><text:tab/>}</text:p>
      <text:p text:style-name="P3"><text:tab/><text:tab/><text:tab/>}</text:p>
      <text:p text:style-name="P3"><text:soft-page-break/><text:tab/><text:tab/>}</text:p>
      <text:p text:style-name="P3"/>
      <text:p text:style-name="P3"/>
      <text:p text:style-name="P3"><text:tab/><text:tab/>write("Print final matrix" + <text:span text:style-name="T27">System</text:span>.<text:span text:style-name="T29">lineSeparator</text:span>());</text:p>
      <text:p text:style-name="P3"><text:tab/><text:tab/>write(printMatrix(matrix) + <text:span text:style-name="T27">System</text:span>.<text:span text:style-name="T29">lineSeparator</text:span>());</text:p>
      <text:p text:style-name="P3"/>
      <text:p text:style-name="P3"><text:tab/><text:tab/>write("Print final predecessor matrix" + <text:span text:style-name="T27">System</text:span>.<text:span text:style-name="T29">lineSeparator</text:span>());</text:p>
      <text:p text:style-name="P3"><text:tab/><text:tab/>write(printMatrix(predMatrix) + <text:span text:style-name="T27">System</text:span>.<text:span text:style-name="T29">lineSeparator</text:span>());</text:p>
      <text:p text:style-name="P3"/>
      <text:p text:style-name="P3"><text:tab/><text:tab/>write("Print path" + <text:span text:style-name="T27">System</text:span>.<text:span text:style-name="T29">lineSeparator</text:span>());</text:p>
      <text:p text:style-name="P3"><text:tab/><text:tab/>write(path(2, 5) + <text:span text:style-name="T27">System</text:span>.<text:span text:style-name="T29">lineSeparator</text:span>());</text:p>
      <text:p text:style-name="P3"><text:tab/><text:tab/>// Step 3: return D</text:p>
      <text:p text:style-name="P3"><text:tab/><text:tab/><text:span text:style-name="T27">return</text:span> matrix;</text:p>
      <text:p text:style-name="P3"/>
      <text:p text:style-name="P3"><text:tab/>}</text:p>
      <text:p text:style-name="P3"/>
      <text:p text:style-name="P3"><text:tab/><text:span text:style-name="T27">private</text:span> <text:span text:style-name="T27">String</text:span> <text:span text:style-name="T27">path</text:span>(<text:span text:style-name="T27">int</text:span> i, <text:span text:style-name="T27">int</text:span> j) {</text:p>
      <text:p text:style-name="P3"><text:tab/><text:tab/>pathSB = <text:span text:style-name="T27">new</text:span> StringBuffer();</text:p>
      <text:p text:style-name="P3"/>
      <text:p text:style-name="P3"><text:tab/><text:tab/>pathSB.append(j + "-");</text:p>
      <text:p text:style-name="P3"><text:tab/><text:tab/><text:span text:style-name="T27">while</text:span> (predMatrix[i][j] != 0) {</text:p>
      <text:p text:style-name="P3"><text:tab/><text:tab/><text:tab/>j = predMatrix[i][j];</text:p>
      <text:p text:style-name="P3"><text:tab/><text:tab/><text:tab/>pathSB.append(j + "-");</text:p>
      <text:p text:style-name="P3"><text:tab/><text:tab/>}</text:p>
      <text:p text:style-name="P3"/>
      <text:p text:style-name="P3"><text:tab/><text:tab/>pathSB.append(i);</text:p>
      <text:p text:style-name="P3"><text:tab/><text:tab/><text:span text:style-name="T27">return</text:span> (pathSB.reverse().toString());</text:p>
      <text:p text:style-name="P3"/>
      <text:p text:style-name="P3"><text:tab/>}</text:p>
      <text:p text:style-name="P3"/>
      <text:p text:style-name="P3"><text:tab/><text:span text:style-name="T27">private</text:span> <text:span text:style-name="T27">String</text:span> <text:span text:style-name="T27">printMatrix</text:span>(<text:span text:style-name="T27">int</text:span>[][] matrix) {</text:p>
      <text:p text:style-name="P3"><text:tab/><text:tab/>matrixSB = <text:span text:style-name="T27">new</text:span> StringBuffer();</text:p>
      <text:p text:style-name="P3"/>
      <text:p text:style-name="P3"><text:tab/><text:tab/><text:span text:style-name="T27">for</text:span> (<text:span text:style-name="T27">int</text:span> <text:span text:style-name="T27">i</text:span> = 1; i &lt;= numVals; i++) {</text:p>
      <text:p text:style-name="P3"><text:tab/><text:tab/><text:tab/><text:span text:style-name="T27">for</text:span> (<text:span text:style-name="T27">int</text:span> <text:span text:style-name="T27">j</text:span> = 1; j &lt;= numVals; j++) {</text:p>
      <text:p text:style-name="P3"/>
      <text:p text:style-name="P3"><text:tab/><text:tab/><text:tab/><text:tab/><text:span text:style-name="T27">if</text:span> (matrix[i][j] == <text:span text:style-name="T27">Integer</text:span>.<text:span text:style-name="T28">MAX_VALUE</text:span>)</text:p>
      <text:p text:style-name="P3"><text:tab/><text:tab/><text:tab/><text:tab/><text:tab/>matrixSB.append("INF\t");</text:p>
      <text:p text:style-name="P3"><text:tab/><text:tab/><text:tab/><text:tab/><text:span text:style-name="T27">else</text:span></text:p>
      <text:p text:style-name="P3"><text:tab/><text:tab/><text:tab/><text:tab/><text:tab/>matrixSB.append(matrix[i][j] + "\t");</text:p>
      <text:p text:style-name="P3"><text:tab/><text:tab/><text:tab/>}</text:p>
      <text:p text:style-name="P3"><text:tab/><text:tab/><text:tab/>matrixSB.append(<text:span text:style-name="T27">System</text:span>.<text:span text:style-name="T29">lineSeparator</text:span>());</text:p>
      <text:p text:style-name="P3"><text:tab/><text:tab/>}</text:p>
      <text:p text:style-name="P3"><text:tab/><text:tab/><text:span text:style-name="T27">return</text:span> matrixSB.toString();</text:p>
      <text:p text:style-name="P3"><text:tab/>}</text:p>
      <text:p text:style-name="P3"/>
      <text:p text:style-name="P3"><text:tab/><text:span text:style-name="T27">private</text:span> <text:span text:style-name="T27">void</text:span> <text:span text:style-name="T27">write</text:span>(<text:span text:style-name="T27">String</text:span> string) {</text:p>
      <text:p text:style-name="P3"><text:tab/><text:tab/><text:span text:style-name="T27">try</text:span> {</text:p>
      <text:p text:style-name="P3"><text:tab/><text:tab/><text:tab/>writer.write(string);</text:p>
      <text:p text:style-name="P3"><text:tab/><text:tab/><text:tab/>writer.flush();</text:p>
      <text:p text:style-name="P3"><text:tab/><text:tab/>} <text:span text:style-name="T27">catch</text:span> (<text:span text:style-name="T27">IOException</text:span> <text:span text:style-name="T27">e</text:span>) {</text:p>
      <text:p text:style-name="P3"><text:tab/><text:tab/><text:tab/><text:span text:style-name="T27">System</text:span>.<text:span text:style-name="T29">exit</text:span>(1);</text:p>
      <text:p text:style-name="P3"><text:tab/><text:tab/>}</text:p>
      <text:p text:style-name="P3"/>
      <text:p text:style-name="P3"><text:tab/>}</text:p>
      <text:p text:style-name="P3"/>
      <text:p text:style-name="P3"/>
      <text:p text:style-name="P3"><text:tab/><text:span text:style-name="T27">private</text:span> <text:span text:style-name="T27">void</text:span> <text:span text:style-name="T27">makeOutFile</text:span>(<text:span text:style-name="T27">String</text:span> outFile) {</text:p>
      <text:p text:style-name="P3"><text:soft-page-break/><text:tab/><text:tab/>outFileName = <text:span text:style-name="T27">new</text:span> File(outFile);</text:p>
      <text:p text:style-name="P3"><text:tab/><text:tab/><text:span text:style-name="T27">try</text:span> {</text:p>
      <text:p text:style-name="P3"><text:tab/><text:tab/><text:tab/>writer = <text:span text:style-name="T27">new</text:span> PrintWriter(outFileName);</text:p>
      <text:p text:style-name="P3"><text:tab/><text:tab/>} <text:span text:style-name="T27">catch</text:span> (<text:span text:style-name="T27">FileNotFoundException</text:span> <text:span text:style-name="T27">e</text:span>) {</text:p>
      <text:p text:style-name="P3"><text:tab/><text:tab/><text:tab/><text:span text:style-name="T27">System</text:span>.<text:span text:style-name="T29">exit</text:span>(1);</text:p>
      <text:p text:style-name="P3"><text:tab/><text:tab/>}</text:p>
      <text:p text:style-name="P3"><text:tab/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7T15:42:52.70</meta:creation-date>
    <meta:document-statistic meta:table-count="0" meta:image-count="0" meta:object-count="0" meta:page-count="4" meta:paragraph-count="135" meta:word-count="467" meta:character-count="3917"/>
    <dc:date>2018-04-17T15:44:42.11</dc:date>
    <meta:editing-duration>PT1M49S</meta:editing-duration>
    <meta:editing-cycles>1</meta:editing-cycles>
    <meta:generator>OpenOffice/4.1.3$Win32 OpenOffice.org_project/413m1$Build-9783</meta:generator>
  </office:meta>
</office:document-meta>
</file>